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7397" officeooo:paragraph-rsid="00117397"/>
    </style:style>
    <style:style style:name="P2" style:family="paragraph" style:parent-style-name="Standard">
      <style:text-properties officeooo:rsid="0011daec" officeooo:paragraph-rsid="0011da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:</text:p>
      <text:p text:style-name="P1"/>
      <text:p text:style-name="P1">Change B field png size with B field scale</text:p>
      <text:p text:style-name="P1"/>
      <text:p text:style-name="P1">Add background for B field into the page</text:p>
      <text:p text:style-name="P1"/>
      <text:p text:style-name="P1">Add trail to moving particle</text:p>
      <text:p text:style-name="P1"/>
      <text:p text:style-name="P1">Create intro screen with variable manipulation in primary loop</text:p>
      <text:p text:style-name="P1"/>
      <text:p text:style-name="P1">Consolidate variables into primary loop and calculation into secondary loop</text:p>
      <text:p text:style-name="P1"/>
      <text:p text:style-name="P1">Add introduction and epilogue with no B field when secondary loop starts</text:p>
      <text:p text:style-name="P1"/>
      <text:p text:style-name="P1">Fix colours</text:p>
      <text:p text:style-name="P1"/>
      <text:p text:style-name="P1">Refactor</text:p>
      <text:p text:style-name="P1"/>
      <text:p text:style-name="P2">Add wire</text:p>
      <text:p text:style-name="P2"/>
      <text:p text:style-name="P2">Add current loop?</text:p>
      <text:p text:style-name="P1"/>
      <text:p text:style-name="P1">Package into exe</text:p>
      <text:p text:style-name="P1"/>
      <text:p text:style-name="P1">Write repor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8T01:33:11.604876090</meta:creation-date>
    <dc:date>2022-03-18T14:07:31.975243170</dc:date>
    <meta:editing-duration>PT1H29M37S</meta:editing-duration>
    <meta:editing-cycles>1</meta:editing-cycles>
    <meta:document-statistic meta:table-count="0" meta:image-count="0" meta:object-count="0" meta:page-count="1" meta:paragraph-count="13" meta:word-count="68" meta:character-count="397" meta:non-whitespace-character-count="342"/>
    <meta:generator>LibreOffice/7.2.5.2$Linux_X86_64 LibreOffice_project/20$Build-2</meta:generator>
  </office:meta>
</office:document-meta>
</file>